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5.44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75"/>
  </office:automatic-styles>
  <office:body>
    <office:spreadsheet>
      <table:table table:name="Produc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oints / Component</text:p>
          </table:table-cell>
          <table:table-cell table:style-name="ce1" office:value-type="string">
            <text:p>Total points</text:p>
          </table:table-cell>
        </table:table-row>
        <table:table-row table:style-name="ro1">
          <table:table-cell office:value-type="string">
            <text:p>Resistors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2]*[.B2]" office:value-type="float" office:value="14">
            <text:p>14</text:p>
          </table:table-cell>
        </table:table-row>
        <table:table-row table:style-name="ro1">
          <table:table-cell office:value-type="string">
            <text:p>Capacitor Dis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]*[.B3]" office:value-type="float" office:value="6">
            <text:p>6</text:p>
          </table:table-cell>
        </table:table-row>
        <table:table-row table:style-name="ro1">
          <table:table-cell office:value-type="string">
            <text:p>Capacitor Electorlyti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4]*[.B4]" office:value-type="float" office:value="6">
            <text:p>6</text:p>
          </table:table-cell>
        </table:table-row>
        <table:table-row table:style-name="ro1">
          <table:table-cell office:value-type="string">
            <text:p>LED</text:p>
          </table:table-cell>
          <table:table-cell table:number-columns-repeated="2" office:value-type="float" office:value="2">
            <text:p>2</text:p>
          </table:table-cell>
          <table:table-cell table:formula="of:=[.C5]*[.B5]" office:value-type="float" office:value="4">
            <text:p>4</text:p>
          </table:table-cell>
        </table:table-row>
        <table:table-row table:style-name="ro1"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]*[.B6]" office:value-type="float" office:value="2">
            <text:p>2</text:p>
          </table:table-cell>
        </table:table-row>
        <table:table-row table:style-name="ro1">
          <table:table-cell office:value-type="string">
            <text:p>Diode</text:p>
          </table:table-cell>
          <table:table-cell table:number-columns-repeated="2" office:value-type="float" office:value="2">
            <text:p>2</text:p>
          </table:table-cell>
          <table:table-cell table:formula="of:=[.C7]*[.B7]" office:value-type="float" office:value="4">
            <text:p>4</text:p>
          </table:table-cell>
        </table:table-row>
        <table:table-row table:style-name="ro1">
          <table:table-cell office:value-type="string">
            <text:p>Regulator (7805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8]*[.B8]" office:value-type="float" office:value="3">
            <text:p>3</text:p>
          </table:table-cell>
        </table:table-row>
        <table:table-row table:style-name="ro1"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9]*[.B9]" office:value-type="float" office:value="3">
            <text:p>3</text:p>
          </table:table-cell>
        </table:table-row>
        <table:table-row table:style-name="ro1">
          <table:table-cell office:value-type="string">
            <text:p>Rel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0]*[.B10]" office:value-type="float" office:value="4">
            <text:p>4</text:p>
          </table:table-cell>
        </table:table-row>
        <table:table-row table:style-name="ro1">
          <table:table-cell office:value-type="string">
            <text:p>Fuse hol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1]*[.B11]" office:value-type="float" office:value="2">
            <text:p>2</text:p>
          </table:table-cell>
        </table:table-row>
        <table:table-row table:style-name="ro1">
          <table:table-cell office:value-type="string">
            <text:p>Reset butt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2]*[.B12]" office:value-type="float" office:value="4">
            <text:p>4</text:p>
          </table:table-cell>
        </table:table-row>
        <table:table-row table:style-name="ro1">
          <table:table-cell office:value-type="string">
            <text:p>Screw Connecto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3]*[.B13]" office:value-type="float" office:value="6">
            <text:p>6</text:p>
          </table:table-cell>
        </table:table-row>
        <table:table-row table:style-name="ro1">
          <table:table-cell office:value-type="string">
            <text:p>Female Bug strip 6 pi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14]*[.B14]" office:value-type="float" office:value="6">
            <text:p>6</text:p>
          </table:table-cell>
        </table:table-row>
        <table:table-row table:style-name="ro1">
          <table:table-cell office:value-type="string">
            <text:p>IC base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C15]*[.B15]" office:value-type="float" office:value="28">
            <text:p>28</text:p>
          </table:table-cell>
        </table:table-row>
        <table:table-row table:style-name="ro1">
          <table:table-cell office:value-type="string">
            <text:p>Jump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16]*[.B16]" office:value-type="float" office:value="6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otal points</text:p>
          </table:table-cell>
          <table:table-cell table:formula="of:=SUM([.D2:.D16])" office:value-type="float" office:value="98">
            <text:p>98</text:p>
          </table:table-cell>
        </table:table-row>
        <table:table-row table:style-name="ro1">
          <table:table-cell table:style-name="ce1" office:value-type="string">
            <text:p>Time Per point</text:p>
          </table:table-cell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table:style-name="ce1" office:value-type="string">
            <text:p>Total time per board</text:p>
          </table:table-cell>
          <table:table-cell table:formula="of:=[.B19]*[.D18]" office:value-type="float" office:value="2450">
            <text:p>2450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/>
          <table:table-cell table:formula="of:=ROUND([.B20]/ 60;2)" office:value-type="float" office:value="40.83">
            <text:p>40.83</text:p>
          </table:table-cell>
          <table:table-cell office:value-type="string">
            <text:p>mins</text:p>
          </table:table-cell>
          <table:table-cell/>
        </table:table-row>
        <table:table-row table:style-name="ro1">
          <table:table-cell table:style-name="ce1" office:value-type="string">
            <text:p>Total board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Total time</text:p>
          </table:table-cell>
          <table:table-cell table:formula="of:=[.B22]*[.B20]" office:value-type="float" office:value="490000">
            <text:p>490000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/>
          <table:table-cell table:formula="of:=ROUND([.B23]/3600;2)" office:value-type="float" office:value="136.11">
            <text:p>136.11</text:p>
          </table:table-cell>
          <table:table-cell office:value-type="string">
            <text:p>Hr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Hours per day</text:p>
          </table:table-cell>
          <table:table-cell office:value-type="float" office:value="5">
            <text:p>5</text:p>
          </table:table-cell>
          <table:table-cell office:value-type="string">
            <text:p>Hrs</text:p>
          </table:table-cell>
          <table:table-cell/>
        </table:table-row>
        <table:table-row table:style-name="ro1">
          <table:table-cell table:style-name="ce1" office:value-type="string">
            <text:p>Time in days</text:p>
          </table:table-cell>
          <table:table-cell table:formula="of:=[.B24]/[.B26]" office:value-type="float" office:value="27.222">
            <text:p>27.222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 office:value-type="string">
            <text:p>Persons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ime in days</text:p>
          </table:table-cell>
          <table:table-cell table:style-name="ce3" table:formula="of:=[.B27]/[.B28]" office:value-type="float" office:value="10.8888">
            <text:p>10.8888</text:p>
          </table:table-cell>
          <table:table-cell table:number-columns-repeated="2"/>
        </table:table-row>
      </table:table>
      <table:table table:name="Programming &amp; Testing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o of Borad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1" office:value-type="string">
            <text:p>Test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Bluetooth App Setup time</text:p>
          </table:table-cell>
          <table:table-cell table:formula="of:=5 * 60" office:value-type="float" office:value="300">
            <text:p>300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4"/>
          <table:table-cell office:value-type="string">
            <text:p>Bluetooth Unpair and <text:s/>repair</text:p>
          </table:table-cell>
          <table:table-cell table:formula="of:=3 * 60" office:value-type="float" office:value="180">
            <text:p>180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1" office:value-type="string">
            <text:p>Boot Loader Lodaing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tup time</text:p>
          </table:table-cell>
          <table:table-cell table:formula="of:=30 * 60" office:value-type="float" office:value="1800">
            <text:p>1800</text:p>
          </table:table-cell>
          <table:table-cell office:value-type="string">
            <text:p>s</text:p>
          </table:table-cell>
          <table:table-cell/>
          <table:table-cell table:style-name="ce1" office:value-type="string">
            <text:p>Test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ad Time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  <table:table-cell/>
          <table:table-cell office:value-type="string">
            <text:p>On tes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Total time</text:p>
          </table:table-cell>
          <table:table-cell table:formula="of:=[.B6]*[.B1]" office:value-type="float" office:value="6000">
            <text:p>6000</text:p>
          </table:table-cell>
          <table:table-cell office:value-type="string">
            <text:p>s</text:p>
          </table:table-cell>
          <table:table-cell/>
          <table:table-cell office:value-type="string">
            <text:p>Of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formula="of:=[.B7]/60" office:value-type="float" office:value="100">
            <text:p>100</text:p>
          </table:table-cell>
          <table:table-cell office:value-type="string">
            <text:p>mins</text:p>
          </table:table-cell>
          <table:table-cell/>
          <table:table-cell office:value-type="string">
            <text:p>On 5 sec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No of session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elf Test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ssion time</text:p>
          </table:table-cell>
          <table:table-cell table:formula="of:=[.B8]/[.B9]" office:value-type="float" office:value="25">
            <text:p>25</text:p>
          </table:table-cell>
          <table:table-cell office:value-type="string">
            <text:p>mins</text:p>
          </table:table-cell>
          <table:table-cell/>
          <table:table-cell office:value-type="string">
            <text:p>Emergency S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eesion break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Test Time / board</text:p>
          </table:table-cell>
          <table:table-cell table:formula="of:=SUM([.F6:.F10]) +[.F3]" office:value-type="float" office:value="210">
            <text:p>210</text:p>
          </table:table-cell>
          <table:table-cell office:value-type="string">
            <text:p>s</text:p>
          </table:table-cell>
        </table:table-row>
        <table:table-row table:style-name="ro1">
          <table:table-cell table:style-name="ce1" office:value-type="string">
            <text:p>Total time</text:p>
          </table:table-cell>
          <table:table-cell table:formula="of:=(([.B11]+[.B10]) *[.B9] ) + ([.B5]/60)" office:value-type="float" office:value="150">
            <text:p>150</text:p>
          </table:table-cell>
          <table:table-cell office:value-type="string">
            <text:p>mins</text:p>
          </table:table-cell>
          <table:table-cell/>
          <table:table-cell table:style-name="ce1" office:value-type="string">
            <text:p>Total time</text:p>
          </table:table-cell>
          <table:table-cell table:formula="of:=([.F12]*[.B1]) +[.F2]" office:value-type="float" office:value="42300">
            <text:p>42300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5"/>
          <table:table-cell table:formula="of:=ROUND([.F13]/3600;2)" office:value-type="float" office:value="11.75">
            <text:p>11.75</text:p>
          </table:table-cell>
          <table:table-cell office:value-type="string">
            <text:p>Hrs</text:p>
          </table:table-cell>
        </table:table-row>
        <table:table-row table:style-name="ro1">
          <table:table-cell table:style-name="ce1" office:value-type="string">
            <text:p>Code Loading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tup time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/>
          <table:table-cell office:value-type="string">
            <text:p>No of pers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Load Time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  <table:table-cell/>
          <table:table-cell office:value-type="string">
            <text:p>Hours / day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string">
            <text:p>Total time</text:p>
          </table:table-cell>
          <table:table-cell table:formula="of:=[.B17]*[.B1]" office:value-type="float" office:value="6000">
            <text:p>6000</text:p>
          </table:table-cell>
          <table:table-cell office:value-type="string">
            <text:p>s</text:p>
          </table:table-cell>
          <table:table-cell/>
          <table:table-cell office:value-type="string">
            <text:p>No of days</text:p>
          </table:table-cell>
          <table:table-cell table:formula="of:=[.F14]/([.F17]*[.F16])" office:value-type="float" office:value="3.91666666666667">
            <text:p>3.9166666667</text:p>
          </table:table-cell>
          <table:table-cell office:value-type="string">
            <text:p>days</text:p>
          </table:table-cell>
        </table:table-row>
        <table:table-row table:style-name="ro1">
          <table:table-cell/>
          <table:table-cell table:formula="of:=[.B18]/60" office:value-type="float" office:value="100">
            <text:p>100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office:value-type="string">
            <text:p>No of session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Session time</text:p>
          </table:table-cell>
          <table:table-cell table:formula="of:=[.B19]/[.B20]" office:value-type="float" office:value="25">
            <text:p>2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office:value-type="string">
            <text:p>Seesion break</text:p>
          </table:table-cell>
          <table:table-cell office:value-type="float" office:value="5">
            <text:p>5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>
            <text:p>Testing + Programming</text:p>
          </table:table-cell>
          <table:table-cell table:style-name="ce3" table:formula="of:=ROUND([.F18]+[.B26])" office:value-type="float" office:value="5">
            <text:p>5</text:p>
          </table:table-cell>
          <table:table-cell table:style-name="ce3" office:value-type="string">
            <text:p>days</text:p>
          </table:table-cell>
        </table:table-row>
        <table:table-row table:style-name="ro1">
          <table:table-cell table:style-name="ce1" office:value-type="string">
            <text:p>Total time</text:p>
          </table:table-cell>
          <table:table-cell table:formula="of:=ROUND((([.B22]+[.B21]) *[.B20] ) + ([.B16]/60);2)" office:value-type="float" office:value="120.08">
            <text:p>120.08</text:p>
          </table:table-cell>
          <table:table-cell office:value-type="string">
            <text:p>min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day</text:p>
          </table:table-cell>
          <table:table-cell table:number-columns-repeated="4"/>
        </table:table-row>
      </table:table>
      <table:table table:name="Pla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Production</text:p>
          </table:table-cell>
          <table:table-cell table:style-name="ce4" office:value-type="float" office:value="14">
            <text:p>14</text:p>
          </table:table-cell>
          <table:table-cell office:value-type="string">
            <text:p>4 persons</text:p>
          </table:table-cell>
        </table:table-row>
        <table:table-row table:style-name="ro1">
          <table:table-cell office:value-type="string">
            <text:p>Programming &amp; Testing</text:p>
          </table:table-cell>
          <table:table-cell table:style-name="ce4" office:value-type="float" office:value="7">
            <text:p>7</text:p>
          </table:table-cell>
          <table:table-cell office:value-type="string">
            <text:p>1 pers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table:formula="of:=SUM([.B2:.B4])" office:value-type="float" office:value="21">
            <text:p>21</text:p>
          </table:table-cell>
          <table:table-cell table:style-name="ce1" office:value-type="string">
            <text:p>days</text:p>
          </table:table-cell>
        </table:table-row>
        <table:table-row table:style-name="ro1">
          <table:table-cell office:value-type="string">
            <text:p>Efficency</text:p>
          </table:table-cell>
          <table:table-cell office:value-type="float" office:value="60">
            <text:p>60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Total time</text:p>
          </table:table-cell>
          <table:table-cell table:formula="of:=[.B5]* 100 /[.B6]" office:value-type="float" office:value="35">
            <text:p>35</text:p>
          </table:table-cell>
          <table:table-cell table:style-name="ce1" office:value-type="string">
            <text:p>day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Start of work</text:p>
          </table:table-cell>
          <table:table-cell table:style-name="ce5" office:value-type="date" office:date-value="2019-09-27">
            <text:p>27 Sep 2019</text:p>
          </table:table-cell>
          <table:table-cell/>
        </table:table-row>
        <table:table-row table:style-name="ro1">
          <table:table-cell table:style-name="ce1" office:value-type="string">
            <text:p>End of Work</text:p>
          </table:table-cell>
          <table:table-cell table:style-name="ce5" table:formula="of:=[.B10]+[.B7]" office:value-type="date" office:date-value="2019-11-01">
            <text:p>1 Nov 20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21/09/2019</text:date>, <text:time>16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9-21T15:53:28.69</meta:creation-date>
    <meta:generator>OpenOffice/4.1.5$Win32 OpenOffice.org_project/415m1$Build-9789</meta:generator>
    <dc:date>2019-09-21T16:38:31.88</dc:date>
    <dc:creator>Vignesh Sridharan</dc:creator>
    <meta:editing-duration>PT45M1S</meta:editing-duration>
    <meta:editing-cycles>9</meta:editing-cycles>
    <meta:document-statistic meta:table-count="3" meta:cell-count="199" meta:object-count="0"/>
  </office:meta>
</office:document-meta>
</file>